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e Rettung des Osterfests<text:line-break/><text:line-break/>Was ist denn dieses Jahr nun bloß,<text:line-break/>mit unserm Osterhasen los,<text:line-break/>der lang schon auf sich warten lässt.<text:line-break/>Dabei naht doch das Osterfest.<text:line-break/><text:line-break/>Er war zuletzt beim Weihnachtsmann,<text:line-break/>seit dem traf keiner ihn mehr an.<text:line-break/>Das Suchen stets vergebens war,<text:line-break/>denn er ist immer noch nicht da.<text:line-break/><text:line-break/>Was wird nun aus dem Osterfest?<text:line-break/>Zu finden ist kein Ei im Nest.<text:line-break/>Die Kinder, sind sie noch so klein,<text:line-break/>sie werden sicher traurig sein.<text:line-break/><text:line-break/>Frau Hase fasste den Entschluss,<text:line-break/>dass jeder nun mit helfen muss.<text:line-break/>Das Osterfest, es ist zu retten.<text:line-break/>Und jeder hilft, drauf kann man wetten.<text:line-break/><text:line-break/>Familie Dachs den Pinsel schwingt<text:line-break/>Und dabei froh ein Liedchen singt.<text:line-break/>So helfen sie in dieser Not,<text:line-break/>die Eier werden gelb und rot.<text:line-break/><text:line-break/>Und auch Frau Elster kommt heran<text:line-break/>Und hilft Frau Hase, so gut sie kann.<text:line-break/>Fleißig schmückt sie jeden Baum,<text:line-break/>das geht so schnell, man glaubt es kaum.<text:line-break/><text:line-break/>Im Osterhasenkindergarten,<text:line-break/>da will man nicht vergeblich warten.<text:line-break/>Denn auch die Kleinsten wollen was tun,<text:line-break/>wollen nicht nur vergeblich ruhn.<text:line-break/><text:line-break/>So wird gebacken und gemalt,<text:line-break/>und auch geschrubbt, bis alles strahlt.<text:line-break/>Es wird gepinselt und gelacht,<text:line-break/>die Arbeit allen Freude macht.<text:line-break/><text:line-break/>Ob Eichhorn, Dachs, Reh oder Has‘<text:line-break/>Ein jeder hilft und macht Etwas.<text:line-break/>So dass, pünktlich zum Osterfest,<text:line-break/>alles gerade fertig ist.<text:line-break/><text:line-break/>Und sieh, wer hüpft da vorn im Grase?<text:line-break/>Ja, das ist doch der Osterhase!<text:line-break/>Gerade pünktlich noch zum Fest,<text:line-break/>verteilt er nun ein jedes Nes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oire </meta:initial-creator>
    <meta:creation-date>2012-03-15T11:10:31</meta:creation-date>
    <dc:date>2012-03-15T11:10:54</dc:date>
    <dc:creator>noire </dc:creator>
    <meta:editing-duration>PT00H00M24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1" meta:word-count="237" meta:character-count="1374"/>
  </office:meta>
</office:document-meta>
</file>